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Courier New" fo:font-size="10pt" style:font-size-asian="10pt" style:font-size-complex="10pt"/>
    </style:style>
    <style:style style:name="P3" style:family="paragraph" style:parent-style-name="Text_20_body">
      <style:text-properties style:font-name="Courier New" fo:font-size="10pt" fo:background-color="#ffff00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MEA Router</text:h>
      <text:p text:style-name="Text_20_body"/>
      <text:h text:style-name="Heading_20_2" text:outline-level="2">Installation</text:h>
      <text:h text:style-name="Heading_20_3" text:outline-level="3">Debian Linux</text:h>
      <text:p text:style-name="Text_20_body">You need debian package for native code:</text:p>
      <text:p text:style-name="P1">serial-channel-jni-lib_&lt;version&gt;_&lt;architecture&gt;.deb</text:p>
      <text:p text:style-name="Text_20_body">Example for arm architecture</text:p>
      <text:p text:style-name="Text_20_body">serial-channel-jni-lib_1.0.4_armhf.deb</text:p>
      <text:p text:style-name="Text_20_body">You also need nmea-router application debian package:</text:p>
      <text:p text:style-name="P1">nmea-router_&lt;version&gt;-&lt;release&gt;_all.deb</text:p>
      <text:p text:style-name="Text_20_body">Example</text:p>
      <text:p text:style-name="Text_20_body">nmea-router_1.8.1-11_all.deb</text:p>
      <text:p text:style-name="Text_20_body"/>
      <text:p text:style-name="Text_20_body">Login as root </text:p>
      <text:p text:style-name="Text_20_body">Make sure that all NMEA devices are on and are connected</text:p>
      <text:p text:style-name="Text_20_body">install packages:</text:p>
      <text:p text:style-name="Text_20_body">dpkg -i serial-channel-jni-lib_1.0.4_armhf.deb</text:p>
      <text:p text:style-name="Text_20_body">dpkg -i nmea-router_1.8.1-11_all.deb</text:p>
      <text:p text:style-name="Text_20_body">Note! Versions might be different.</text:p>
      <text:p text:style-name="Text_20_body">Wait 5 minutes while router scans serial ports!</text:p>
      <text:p text:style-name="Text_20_body">Inital configuration is now in /etc/opt/nmea-router/config.xml</text:p>
      <text:p text:style-name="Text_20_body">You can edit it and restart router with command</text:p>
      <text:p text:style-name="Text_20_body">service nmea-router restart</text:p>
      <text:p text:style-name="Text_20_body"/>
      <text:p text:style-name="Text_20_body">Note! You can scan again by removing config.xml and starting router again.</text:p>
      <text:h text:style-name="Heading_20_3" text:outline-level="3">JMX</text:h>
      <text:p text:style-name="Text_20_body">Remote JMX is not enabled as standard. Enabling remote JMX might be a security risk. See</text:p>
      <text:p text:style-name="Text_20_body"><text:a xlink:type="simple" xlink:href="https://docs.oracle.com/javase/8/docs/technotes/guides/management/agent.html" text:style-name="Internet_20_link" text:visited-style-name="Visited_20_Internet_20_Link">https://docs.oracle.com/javase/8/docs/technotes/guides/management/agent.html</text:a> before continuing.</text:p>
      <text:p text:style-name="Text_20_body">As an example a most simple setup passing all security:</text:p>
      <text:p text:style-name="Text_20_body">Find out where java is installed. For example:</text:p>
      <text:p text:style-name="P2"># which java</text:p>
      <text:p text:style-name="P2">/usr/bin/java</text:p>
      <text:p text:style-name="P2"># ls -al /usr/bin/java</text:p>
      <text:p text:style-name="P2">lrwxrwxrwx 1 root root 22 Nov 25 <text:s/>2016 /usr/bin/java -&gt; /etc/alternatives/java</text:p>
      <text:p text:style-name="P2"><text:soft-page-break/># ls -al /etc/alternatives/java</text:p>
      <text:p text:style-name="P2">lrwxrwxrwx 1 root root 53 Nov 25 <text:s/>2016 /etc/alternatives/java -&gt; <text:span text:style-name="T4">/usr/lib/jvm/jdk-8-oracle-arm32-vfp-hflt/jre</text:span>/bin/java</text:p>
      <text:p text:style-name="Text_20_body"><text:span text:style-name="T2">High lited path is JRE path</text:span></text:p>
      <text:p text:style-name="Text_20_body"><text:span text:style-name="T2"/></text:p>
      <text:p text:style-name="P2"><text:span text:style-name="T4">cd</text:span> /usr/lib/jvm/jdk-8-oracle-arm32-vfp-hflt/jre/lib/management/</text:p>
      <text:p text:style-name="P3">ls -al</text:p>
      <text:p text:style-name="P2">-rw-r--r-- <text:s/>1 root root <text:s/>3376 Oct <text:s/>6 <text:s/>2015 snmp.acl.template</text:p>
      <text:p text:style-name="P2">-rw-r--r-- <text:s/>1 root root 14097 Oct <text:s/>6 <text:s/>2015 management.properties</text:p>
      <text:p text:style-name="P2">-rw-r--r-- <text:s/>1 root root <text:s/>2856 Oct <text:s/>6 <text:s/>2015 jmxremote.password.template</text:p>
      <text:p text:style-name="P2">-rw-r--r-- <text:s/>1 root root <text:s/>3998 Oct <text:s/>6 <text:s/>2015 jmxremote.access</text:p>
      <text:p text:style-name="P2"><text:span text:style-name="T4">mv</text:span> jmxremote.password.template jmxremote.password</text:p>
      <text:p text:style-name="P2"><text:span text:style-name="T4">chmod 600 </text:span>jmxremote.password</text:p>
      <text:p text:style-name="P3">ls -al</text:p>
      <text:p text:style-name="P2">-rw-r--r-- <text:s/>1 root root <text:s/>3998 Oct <text:s/>6 <text:s/>2015 jmxremote.access</text:p>
      <text:p text:style-name="P2">-rw------- <text:s/>1 root root <text:s/>2856 Oct <text:s/>6 <text:s/>2015 jmxremote.password</text:p>
      <text:p text:style-name="P2">-rw-r--r-- <text:s/>1 root root 14097 Oct <text:s/>6 <text:s/>2015 management.properties</text:p>
      <text:p text:style-name="P2">-rw-r--r-- <text:s/>1 root root <text:s/>3376 Oct <text:s/>6 <text:s/>2015 snmp.acl.template</text:p>
      <text:p text:style-name="P3">edit</text:p>
      <text:p text:style-name="P2">/usr/lib/jvm/jdk-8-oracle-arm32-vfp-hflt/jre/lib/management/management.properties</text:p>
      <text:p text:style-name="P3">add following lines:</text:p>
      <text:p text:style-name="P2">com.sun.management.jmxremote.authenticate=false</text:p>
      <text:p text:style-name="P2">com.sun.management.jmxremote.ssl=false</text:p>
      <text:p text:style-name="P2"/>
      <text:p text:style-name="P2">Edit /etc/default/nmea-router</text:p>
      <text:p text:style-name="P2"># enable jmx by giving free port number and uncomment following two lines.</text:p>
      <text:p text:style-name="P2">JMX_PORT=9110</text:p>
      <text:p text:style-name="P2">JMX="-Dcom.sun.management.jmxremote.port=$JMX_PORT -Djava.rmi.server.hostname=$HOSTNAME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3:56:47.06</meta:creation-date>
    <meta:generator>OpenOffice/4.1.1$Win32 OpenOffice.org_project/411m6$Build-9775</meta:generator>
    <dc:date>2017-10-27T14:00:49.42</dc:date>
    <meta:editing-duration>PT3H49M36S</meta:editing-duration>
    <meta:editing-cycles>6</meta:editing-cycles>
    <meta:document-statistic meta:table-count="0" meta:image-count="0" meta:object-count="0" meta:page-count="2" meta:paragraph-count="56" meta:word-count="338" meta:character-count="2410"/>
  </office:meta>
</office:document-meta>
</file>